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>
        <style:tab-stops>
          <style:tab-stop style:position="212.60pt" style:type="center"/>
          <style:tab-stop style:position="425.20pt" style:type="righ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</style:tab-stops>
      </style:paragraph-properties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</style:tab-stops>
      </style:paragraph-properties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  <style:tab-stop style:position="86.70pt"/>
        </style:tab-stops>
      </style:paragraph-properties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  <style:tab-stop style:position="86.70pt"/>
        </style:tab-stops>
      </style:paragraph-properties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  <style:tab-stop style:position="86.70pt"/>
        </style:tab-stops>
      </style:paragraph-properties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  <style:tab-stop style:position="86.70p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  <style:tab-stop style:position="421116.25pt" style:type="right"/>
          <style:tab-stop style:position="1620.20pt"/>
          <style:tab-stop style:position="86.70p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15.65pt"/>
          <style:tab-stop style:position="32891.1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justify"/>
    </style:style>
    <style:style style:name="P41" style:family="paragraph">
      <style:paragraph-properties fo:line-height="100.00%" fo:text-align="justify"/>
    </style:style>
    <style:style style:name="P42" style:family="paragraph">
      <style:paragraph-properties fo:line-height="100.00%" fo:text-align="justify"/>
    </style:style>
    <style:style style:name="TableColumn0100" style:family="table-column">
      <style:table-column-properties style:column-width="0.292361in"/>
    </style:style>
    <style:style style:name="TableColumn0101" style:family="table-column">
      <style:table-column-properties style:column-width="2.165278in"/>
    </style:style>
    <style:style style:name="TableColumn0102" style:family="table-column">
      <style:table-column-properties style:column-width="2.165972in"/>
    </style:style>
    <style:style style:name="TableColumn0103" style:family="table-column">
      <style:table-column-properties style:column-width="2.062500in"/>
    </style:style>
    <style:style style:name="Table01" style:family="table">
      <style:table-properties style:width="6.6861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292361in"/>
    </style:style>
    <style:style style:name="TableColumn0201" style:family="table-column">
      <style:table-column-properties style:column-width="1.279167in"/>
    </style:style>
    <style:style style:name="TableColumn0202" style:family="table-column">
      <style:table-column-properties style:column-width="0.886111in"/>
    </style:style>
    <style:style style:name="TableColumn0203" style:family="table-column">
      <style:table-column-properties style:column-width="1.870139in"/>
    </style:style>
    <style:style style:name="TableColumn0204" style:family="table-column">
      <style:table-column-properties style:column-width="2.358333in"/>
    </style:style>
    <style:style style:name="Table02" style:family="table">
      <style:table-properties style:width="6.6861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292361in"/>
    </style:style>
    <style:style style:name="TableColumn0301" style:family="table-column">
      <style:table-column-properties style:column-width="6.393750in"/>
    </style:style>
    <style:style style:name="Table03" style:family="table">
      <style:table-properties style:width="6.6861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Atividade 7<text:s/></text:span><text:span text:style-name="T2">–</text:span><text:span text:style-name="T3"><text:s/>Cache, armazenamento e E/S</text:span></text:p>
      <text:p text:style-name="P2"><text:span text:style-name="T4"/></text:p>
      <text:p text:style-name="P2"><text:span text:style-name="T5">Referência:</text:span></text:p>
      <text:p text:style-name="P2"><text:span text:style-name="T6">PATTERSON, David A.; HENNESSY, John L. Organização e Projeto de Computadores: A Interface Hardware/Software. 4 ed. Rio de Janeiro: Elsevier, 2014.</text:span></text:p>
      <text:p text:style-name="P2"><text:span text:style-name="T7"/></text:p>
      <text:p text:style-name="P2"><text:span text:style-name="T8">Exercício 5.4</text:span></text:p>
      <text:p text:style-name="P3"><text:span text:style-name="T9">Para um projeto de cache mapeada diretamente com endereço de 32 bits, os bits de endereço a seguir são usados para acessar a cache.</text:span></text:p>
      <text:p text:style-name="P3"><text:span text:style-name="T10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5"><text:span text:style-name="T10"/></text:p>
          </table:table-cell>
          <table:table-cell table:style-name="TableCell010001">
            <text:p text:style-name="P5"><text:span text:style-name="T11">Tag</text:span><text:span text:style-name="T12"/></text:p>
          </table:table-cell>
          <table:table-cell table:style-name="TableCell010002">
            <text:p text:style-name="P5"><text:span text:style-name="T13">Índice</text:span><text:span text:style-name="T14"/></text:p>
          </table:table-cell>
          <table:table-cell table:style-name="TableCell010003">
            <text:p text:style-name="P5"><text:span text:style-name="T15">Offset</text:span><text:span text:style-name="T16"/></text:p>
          </table:table-cell>
        </table:table-row>
        <table:table-row table:style-name="TableRow0101">
          <table:table-cell table:style-name="TableCell010100">
            <text:p text:style-name="P8"><text:span text:style-name="T17">a.</text:span><text:span text:style-name="T18"/></text:p>
          </table:table-cell>
          <table:table-cell table:style-name="TableCell010101">
            <text:p text:style-name="P8"><text:span text:style-name="T19">31 - 10</text:span><text:span text:style-name="T20"/></text:p>
          </table:table-cell>
          <table:table-cell table:style-name="TableCell010102">
            <text:p text:style-name="P8"><text:span text:style-name="T21">9 - 5</text:span><text:span text:style-name="T22"/></text:p>
          </table:table-cell>
          <table:table-cell table:style-name="TableCell010103">
            <text:p text:style-name="P8"><text:span text:style-name="T23">4 - 0</text:span><text:span text:style-name="T24"/></text:p>
          </table:table-cell>
        </table:table-row>
        <table:table-row table:style-name="TableRow0102">
          <table:table-cell table:style-name="TableCell010200">
            <text:p text:style-name="P10"><text:span text:style-name="T25">b.</text:span><text:span text:style-name="T26"/></text:p>
          </table:table-cell>
          <table:table-cell table:style-name="TableCell010201">
            <text:p text:style-name="P10"><text:span text:style-name="T27">31 - 12</text:span><text:span text:style-name="T28"/></text:p>
          </table:table-cell>
          <table:table-cell table:style-name="TableCell010202">
            <text:p text:style-name="P10"><text:span text:style-name="T29">11 - 6</text:span><text:span text:style-name="T30"/></text:p>
          </table:table-cell>
          <table:table-cell table:style-name="TableCell010203">
            <text:p text:style-name="P10"><text:span text:style-name="T31">5 - 0</text:span><text:span text:style-name="T32"/></text:p>
          </table:table-cell>
        </table:table-row>
      </table:table>
      <text:p text:style-name="P12"><text:span text:style-name="T32"/></text:p>
      <text:p text:style-name="P12"><text:span text:style-name="T33">5.4.1<text:s/></text:span><text:span text:style-name="T34">[5] &lt;5.2&gt; Qual é o tamanho da linha de cache (em palavras)?</text:span></text:p>
      <text:p text:style-name="P12"><text:span text:style-name="T35"><text:tab/></text:span></text:p>
      <text:p text:style-name="P12"><text:span text:style-name="T35"><text:tab/>Para ambas, tem-se 1 palavra em 1 linha de cache.</text:span></text:p>
      <text:p text:style-name="P12"><text:span text:style-name="T36"/></text:p>
      <text:p text:style-name="P12"><text:span text:style-name="T37">5.4.2<text:s/></text:span><text:span text:style-name="T38">[5] &lt;5.2&gt;</text:span><text:span text:style-name="T39"><text:s/></text:span><text:span text:style-name="T40">Quantas entradas a cache possui?</text:span></text:p>
      <text:p text:style-name="P12"><text:span text:style-name="T40"/></text:p>
      <text:p text:style-name="P12"><text:span text:style-name="T40"><text:tab/></text:span><text:span text:style-name="T41">a) 32 entradas</text:span></text:p>
      <text:p text:style-name="P12"><text:span text:style-name="T41"/></text:p>
      <text:p text:style-name="P12"><text:span text:style-name="T41"><text:tab/>b) 64 entradas</text:span><text:span text:style-name="T42"/></text:p>
      <text:p text:style-name="P12"><text:span text:style-name="T42"><text:tab/></text:span></text:p>
      <text:p text:style-name="P12"><text:span text:style-name="T43"/></text:p>
      <text:p text:style-name="P12"><text:span text:style-name="T44">5.4.3<text:s/></text:span><text:span text:style-name="T45">[5] &lt;5.2&gt;</text:span><text:span text:style-name="T46"><text:s/></text:span><text:span text:style-name="T47">Qual é a razão entre o total de bits exigido para essa implementação de cache e os bits de armazenamento de dados?</text:span></text:p>
      <text:p text:style-name="P12"><text:span text:style-name="T48"/></text:p>
      <text:p text:style-name="P12"><text:span text:style-name="T48"><text:tab/>a) total de bits de dados: 32x32 = 1024 = 1Kb</text:span></text:p>
      <text:p text:style-name="P12"><text:span text:style-name="T48"><text:tab/><text:s text:c="4"/>total de bits para implementação: 32x(1+22+1) = 32x24 = 768</text:span></text:p>
      <text:p text:style-name="P12"><text:span text:style-name="T48"><text:tab/><text:s text:c="4"/></text:span></text:p>
      <text:p text:style-name="P12"><text:span text:style-name="T48"><text:tab/><text:s text:c="4"/>razão:<text:s text:c="2"/>768/1024 = 0,75</text:span></text:p>
      <text:p text:style-name="P12"><text:span text:style-name="T48"/></text:p>
      <text:p text:style-name="P12"><text:span text:style-name="T48"><text:tab/>b) total de bits de dados: 64x32 = 2048 = 2Kb</text:span></text:p>
      <text:p text:style-name="P12"><text:span text:style-name="T48"><text:tab/><text:s text:c="4"/>total de bits para implementação: 64x(1+20+2) = 1472</text:span></text:p>
      <text:p text:style-name="P12"><text:span text:style-name="T48"><text:tab/><text:s text:c="4"/></text:span></text:p>
      <text:p text:style-name="P13"><text:span text:style-name="T48"><text:tab/><text:s text:c="4"/>razão:<text:s text:c="2"/>1472/2048 = 0,71875</text:span></text:p>
      <text:p text:style-name="P14"><text:span text:style-name="T48"/></text:p>
      <text:p text:style-name="P14"><text:span text:style-name="T48"/></text:p>
      <text:p text:style-name="P15"><text:span text:style-name="T49">Exercício 6.3</text:span></text:p>
      <text:p text:style-name="P16"><text:span text:style-name="T50">Os tempos médio e mínimo para ler e escrever nos dispositivos de armazenamento são medições comuns usadas para comparar dispositivos. Usando as técnicas do Capítulo 6, calcule os valores relacionados ao tempo de leitura e escrita para discos com as características a seguir.</text:span></text:p>
      <text:p text:style-name="P16"><text:span text:style-name="T51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18"><text:span text:style-name="T51"/></text:p>
          </table:table-cell>
          <table:table-cell table:style-name="TableCell020001">
            <text:p text:style-name="P19"><text:span text:style-name="T52">Tempo de busca médio</text:span><text:span text:style-name="T53"/></text:p>
          </table:table-cell>
          <table:table-cell table:style-name="TableCell020002">
            <text:p text:style-name="P19"><text:span text:style-name="T54">RPM</text:span><text:span text:style-name="T55"/></text:p>
          </table:table-cell>
          <table:table-cell table:style-name="TableCell020003">
            <text:p text:style-name="P19"><text:span text:style-name="T56">Taxa de transferência de disco</text:span><text:span text:style-name="T57"/></text:p>
          </table:table-cell>
          <table:table-cell table:style-name="TableCell020004">
            <text:p text:style-name="P19"><text:span text:style-name="T58">Taxa de transferência da controladora</text:span><text:span text:style-name="T59"/></text:p>
          </table:table-cell>
        </table:table-row>
        <table:table-row table:style-name="TableRow0201">
          <table:table-cell table:style-name="TableCell020100">
            <text:p text:style-name="P22"><text:span text:style-name="T60">a.</text:span><text:span text:style-name="T61"/></text:p>
          </table:table-cell>
          <table:table-cell table:style-name="TableCell020101">
            <text:p text:style-name="P23"><text:span text:style-name="T62">10 ms</text:span><text:span text:style-name="T63"/></text:p>
          </table:table-cell>
          <table:table-cell table:style-name="TableCell020102">
            <text:p text:style-name="P23"><text:span text:style-name="T64">7.500</text:span><text:span text:style-name="T65"/></text:p>
          </table:table-cell>
          <table:table-cell table:style-name="TableCell020103">
            <text:p text:style-name="P23"><text:span text:style-name="T66">90 MBytes/s</text:span><text:span text:style-name="T67"/></text:p>
          </table:table-cell>
          <table:table-cell table:style-name="TableCell020104">
            <text:p text:style-name="P23"><text:span text:style-name="T68">100 MBits/s</text:span><text:span text:style-name="T69"/></text:p>
          </table:table-cell>
        </table:table-row>
        <table:table-row table:style-name="TableRow0202">
          <table:table-cell table:style-name="TableCell020200">
            <text:p text:style-name="P25"><text:span text:style-name="T70">b.</text:span><text:span text:style-name="T71"/></text:p>
          </table:table-cell>
          <table:table-cell table:style-name="TableCell020201">
            <text:p text:style-name="P26"><text:span text:style-name="T72">7 ms</text:span><text:span text:style-name="T73"/></text:p>
          </table:table-cell>
          <table:table-cell table:style-name="TableCell020202">
            <text:p text:style-name="P26"><text:span text:style-name="T74">10.000</text:span><text:span text:style-name="T75"/></text:p>
          </table:table-cell>
          <table:table-cell table:style-name="TableCell020203">
            <text:p text:style-name="P26"><text:span text:style-name="T76">40 MBytes/s</text:span><text:span text:style-name="T77"/></text:p>
          </table:table-cell>
          <table:table-cell table:style-name="TableCell020204">
            <text:p text:style-name="P26"><text:span text:style-name="T78">200 MBits/s</text:span><text:span text:style-name="T79"/></text:p>
          </table:table-cell>
        </table:table-row>
      </table:table>
      <text:p text:style-name="P28"><text:span text:style-name="T79"/></text:p>
      <text:p text:style-name="P28"><text:span text:style-name="T80">6.3.1</text:span><text:span text:style-name="T81"><text:s/>[10] &lt;6.2, 6.3&gt; Calcule o tempo médio para ler ou escrever um setor de 1024 bytes de cada disco listado na tabela.</text:span></text:p>
      <text:p text:style-name="P29"><text:span text:style-name="T82"/></text:p>
      <text:p text:style-name="P29"><text:span text:style-name="T83"><text:tab/></text:span><text:span text:style-name="T84">a)<text:s/></text:span><text:span text:style-name="T85">10ms</text:span></text:p>
      <text:p text:style-name="P29"><text:span text:style-name="T85"><text:tab/><text:s text:c="4"/>(1/2) / (7500/60) = 4ms</text:span></text:p>
      <text:p text:style-name="P29"><text:span text:style-name="T85"><text:tab/><text:s text:c="4"/>1024 / 90 = 0,0011ms</text:span></text:p>
      <text:p text:style-name="P29"><text:span text:style-name="T85"><text:tab/><text:s text:c="4"/></text:span></text:p>
      <text:p text:style-name="P29"><text:span text:style-name="T85"><text:tab/><text:s text:c="4"/>Tempo médio para ler ou escrever o setor A: 10ms + 4ms + 0,0011ms = 14,0011ms</text:span></text:p>
      <text:p text:style-name="P29"><text:span text:style-name="T86"/></text:p>
      <text:p text:style-name="P29"><text:span text:style-name="T87"><text:tab/></text:span><text:span text:style-name="T88">b)<text:s/></text:span><text:span text:style-name="T89">7</text:span><text:span text:style-name="T90"><text:s/></text:span><text:span text:style-name="T91">ms</text:span></text:p>
      <text:p text:style-name="P29"><text:span text:style-name="T91"><text:tab/><text:s text:c="4"/>(1/2) / (10000/60) = 3ms</text:span></text:p>
      <text:p text:style-name="P29"><text:span text:style-name="T91"><text:tab/><text:s text:c="4"/>1024 / 40 = 0,00256ms</text:span></text:p>
      <text:p text:style-name="P29"><text:span text:style-name="T91"><text:tab/><text:s text:c="4"/></text:span></text:p>
      <text:p text:style-name="P29"><text:span text:style-name="T91"><text:tab/><text:s text:c="4"/>Tempo médio para ler ou escrever o setor A: 10ms + 4ms + 0,0011ms = 10,00256ms</text:span></text:p>
      <text:p text:style-name="P29"><text:span text:style-name="T92"/></text:p>
      <text:p text:style-name="P29"><text:span text:style-name="T92"/></text:p>
      <text:p text:style-name="P29"><text:span text:style-name="T92"/></text:p>
      <text:p text:style-name="P29"><text:span text:style-name="T93">Exercício 6.12</text:span></text:p>
      <text:p text:style-name="P30"><text:span text:style-name="T94">A métrica para desempenho de E/S pode variar bastante de uma aplicação para outra. Enquanto o número de transações processadas domina o desempenho em algumas situações, a vazão de dados domina em outras. Explore a avaliação do desempenho de E/S respondendo às perguntas para as aplicações a seguir.</text:span></text:p>
      <text:p text:style-name="P31"><text:span text:style-name="T95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3"><text:span text:style-name="T96">a.</text:span><text:span text:style-name="T97"/></text:p>
          </table:table-cell>
          <table:table-cell table:style-name="TableCell030001">
            <text:p text:style-name="P33"><text:span text:style-name="T98">Computações matemáticas</text:span><text:span text:style-name="T99"/></text:p>
          </table:table-cell>
        </table:table-row>
        <table:table-row table:style-name="TableRow0301">
          <table:table-cell table:style-name="TableCell030100">
            <text:p text:style-name="P35"><text:span text:style-name="T100">b.</text:span><text:span text:style-name="T101"/></text:p>
          </table:table-cell>
          <table:table-cell table:style-name="TableCell030101">
            <text:p text:style-name="P35"><text:span text:style-name="T102">Chat on-line</text:span><text:span text:style-name="T103"/></text:p>
          </table:table-cell>
        </table:table-row>
      </table:table>
      <text:p text:style-name="P37"><text:span text:style-name="T103"/></text:p>
      <text:p text:style-name="P38"><text:span text:style-name="T104">6.12.1</text:span><text:span text:style-name="T105"><text:s/>[10] &lt;6.7&gt; Para cada aplicação na tabela, o desempenho da E/S domina o desempenho do sistema?</text:span></text:p>
      <text:p text:style-name="P38"><text:span text:style-name="T106"/></text:p>
      <text:p text:style-name="P38"><text:span text:style-name="T107"><text:tab/>a) nao</text:span></text:p>
      <text:p text:style-name="P38"><text:span text:style-name="T107"><text:tab/>b) sim</text:span></text:p>
      <text:p text:style-name="P38"><text:span text:style-name="T107"><text:tab/></text:span></text:p>
      <text:p text:style-name="P38"><text:span text:style-name="T108">6.12.2</text:span><text:span text:style-name="T109"><text:s/>[10] &lt;6.7&gt; Para cada aplicação na tabela, o desempenho da E/S é medido melhor usando a vazão de dados brutos?</text:span></text:p>
      <text:p text:style-name="P38"><text:span text:style-name="T110"/></text:p>
      <text:p text:style-name="P39"><text:span text:style-name="T110"><text:tab/>a) sim</text:span></text:p>
      <text:p text:style-name="P39"><text:span text:style-name="T110"><text:tab/>b) sim</text:span><text:span text:style-name="T111"/></text:p>
      <text:p text:style-name="P39"><text:span text:style-name="T112"/></text:p>
      <text:p text:style-name="P40"><text:span text:style-name="T113">6.12.3</text:span><text:span text:style-name="T114"><text:s/>[5] &lt;6.7&gt; Para cada aplicação na tabela, o desempenho da E/S é medido melhor usando o número de transações processadas?</text:span></text:p>
      <text:p text:style-name="P40"><text:span text:style-name="T115"/></text:p>
      <text:p text:style-name="P41"><text:span text:style-name="T115"><text:tab/>a) sim</text:span></text:p>
      <text:p text:style-name="P41"><text:span text:style-name="T115"><text:tab/>b) nao</text:span></text:p>
      <text:p text:style-name="P42"><text:span text:style-name="T116"/></text:p>
      <text:p text:style-name="P42"><text:span text:style-name="T117"/></text:p>
      <text:p text:style-name="P42"><text:span text:style-name="T117"/></text:p>
      <text:p text:style-name="P42"><text:span text:style-name="T117"/></text:p>
      <text:p text:style-name="P42"><text:span text:style-name="T117"/></text:p>
      <text:p text:style-name="P42"><text:span text:style-name="T1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